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312cm" fo:min-width="0.062cm"/>
    </style:style>
    <style:style style:name="gr3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svg:stroke-color="#dddddd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46cm"/>
    </style:style>
    <style:style style:name="gr6" style:family="graphic" style:parent-style-name="standard">
      <style:graphic-properties draw:stroke="none" svg:stroke-color="#000000" draw:fill="none" draw:fill-color="#ffffff" fo:min-height="0.439cm"/>
    </style:style>
    <style:style style:name="gr7" style:family="graphic" style:parent-style-name="standard">
      <style:graphic-properties draw:stroke="none" svg:stroke-color="#000000" draw:fill="none" draw:fill-color="#ffffff" fo:min-height="0.788cm"/>
    </style:style>
    <style:style style:name="gr8" style:family="graphic" style:parent-style-name="standard">
      <style:graphic-properties draw:fill-color="#476042" draw:textarea-horizontal-align="justify" draw:textarea-vertical-align="middle" draw:auto-grow-height="false" fo:min-height="1.35cm" fo:min-width="1.8cm"/>
    </style:style>
    <style:style style:name="gr9" style:family="graphic" style:parent-style-name="objectwithoutfill">
      <style:graphic-properties svg:stroke-width="0.1cm" svg:stroke-color="#476042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17c0b"/>
      <style:paragraph-properties fo:text-align="center"/>
      <style:text-properties fo:color="#000000" fo:font-size="9pt"/>
    </style:style>
    <style:style style:name="P3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4" style:family="paragraph">
      <loext:graphic-properties draw:fill-color="#dddddd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dddddd" fo:font-size="9pt" fo:font-weight="bold" style:font-size-asian="18pt" style:font-size-complex="18pt"/>
    </style:style>
    <style:style style:name="P8" style:family="paragraph">
      <loext:graphic-properties draw:fill-color="#476042"/>
      <style:paragraph-properties fo:text-align="center"/>
      <style:text-properties fo:color="#ffd320"/>
    </style:style>
    <style:style style:name="T1" style:family="text">
      <style:text-properties fo:color="#000000" fo:font-size="9pt"/>
    </style:style>
    <style:style style:name="T2" style:family="text">
      <style:text-properties fo:color="#000000" style:text-position="-33% 58%" fo:font-size="9pt"/>
    </style:style>
    <style:style style:name="T3" style:family="text">
      <style:text-properties fo:color="#000000" style:text-position="-33% 58%" fo:font-size="9pt" fo:font-weight="bold" style:font-weight-asian="bold" style:font-weight-complex="bold"/>
    </style:style>
    <style:style style:name="T4" style:family="text">
      <style:text-properties fo:color="#000000" fo:font-size="9pt" fo:font-style="normal" fo:font-weight="normal" style:font-size-asian="18pt" style:font-size-complex="18pt"/>
    </style:style>
    <style:style style:name="T5" style:family="text">
      <style:text-properties fo:color="#000000" style:text-position="-33% 58%" fo:font-size="9pt" fo:font-style="normal" fo:font-weight="normal" style:font-size-asian="18pt" style:font-size-complex="18pt"/>
    </style:style>
    <style:style style:name="T6" style:family="text">
      <style:text-properties fo:color="#666666" style:text-position="0% 100%" fo:font-size="9pt" fo:font-weight="bold" style:font-size-asian="18pt" style:font-size-complex="18pt"/>
    </style:style>
    <style:style style:name="T7" style:family="text">
      <style:text-properties fo:color="#666666" style:text-position="-33% 58%" fo:font-size="9pt" fo:font-weight="bold" style:font-size-asian="18pt" style:font-size-complex="18pt"/>
    </style:style>
    <style:style style:name="T8" style:family="text">
      <style:text-properties fo:color="#dddddd" style:text-position="0% 100%" fo:font-size="9pt" fo:font-weight="bold" style:font-size-asian="18pt" style:font-size-complex="18pt"/>
    </style:style>
    <style:style style:name="T9" style:family="text">
      <style:text-properties fo:color="#dddddd" style:text-position="-33% 58%" fo:font-size="9pt" fo:font-weight="bold" style:font-size-asian="18pt" style:font-size-complex="18pt"/>
    </style:style>
    <style:style style:name="T10" style:family="text">
      <style:text-properties fo:color="#ffd320" style:text-position="0% 100%" fo:font-size="9pt" fo:font-weight="bold" style:font-size-asian="18pt" style:font-size-complex="18pt"/>
    </style:style>
    <style:style style:name="T11" style:family="text">
      <style:text-properties fo:color="#ffd320" style:text-position="-33% 58%" fo:font-size="9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794cm" svg:height="0.794cm" svg:x="2.8cm" svg:y="5.8cm">
            <text:p text:style-name="P1"><text:span text:style-name="T1">h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794cm" svg:height="0.794cm" svg:x="2.8cm" svg:y="10.227cm">
            <text:p text:style-name="P1"><text:span text:style-name="T1">h</text:span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794cm" svg:height="0.794cm" svg:x="2.8cm" svg:y="8.014cm">
            <text:p text:style-name="P1"><text:span text:style-name="T1">h</text:span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794cm" svg:height="0.794cm" svg:x="2.8cm" svg:y="12.441cm">
            <text:p text:style-name="P1"><text:span text:style-name="T1">h</text:span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3" draw:layer="layout" svg:width="0.794cm" svg:height="0.794cm" svg:x="6.585cm" svg:y="8.378cm">
          <text:p text:style-name="P1"><text:span text:style-name="T4">o</text:span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794cm" svg:height="0.794cm" svg:x="6.585cm" svg:y="10.585cm">
          <text:p text:style-name="P1"><text:span text:style-name="T4">o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3.63cm" svg:y1="6.252cm" svg:x2="6.679cm" svg:y2="8.579cm">
          <text:p/>
        </draw:line>
        <draw:line draw:style-name="gr4" draw:text-style-name="P5" draw:layer="layout" svg:x1="3.625cm" svg:y1="6.262cm" svg:x2="6.679cm" svg:y2="10.679cm">
          <text:p/>
        </draw:line>
        <draw:line draw:style-name="gr3" draw:text-style-name="P5" draw:layer="layout" svg:x1="3.624cm" svg:y1="8.402cm" svg:x2="6.579cm" svg:y2="8.779cm">
          <text:p/>
        </draw:line>
        <draw:line draw:style-name="gr3" draw:text-style-name="P5" draw:layer="layout" svg:x1="3.601cm" svg:y1="10.622cm" svg:x2="6.6cm" svg:y2="8.9cm">
          <text:p/>
        </draw:line>
        <draw:line draw:style-name="gr3" draw:text-style-name="P5" draw:layer="layout" svg:x1="3.624cm" svg:y1="12.8cm" svg:x2="6.7cm" svg:y2="9.076cm">
          <text:p/>
        </draw:line>
        <draw:line draw:style-name="gr4" draw:text-style-name="P5" draw:layer="layout" svg:x1="3.601cm" svg:y1="10.667cm" svg:x2="6.579cm" svg:y2="10.979cm">
          <text:p/>
        </draw:line>
        <draw:line draw:style-name="gr4" draw:text-style-name="P5" draw:layer="layout" svg:x1="3.578cm" svg:y1="12.893cm" svg:x2="6.579cm" svg:y2="11.179cm">
          <text:p/>
        </draw:line>
        <draw:line draw:style-name="gr4" draw:text-style-name="P5" draw:layer="layout" svg:x1="3.579cm" svg:y1="8.379cm" svg:x2="6.579cm" svg:y2="10.879cm">
          <text:p/>
        </draw:line>
        <draw:line draw:style-name="gr3" draw:text-style-name="P5" draw:layer="layout" svg:x1="7.355cm" svg:y1="8.779cm" svg:x2="9.6cm" svg:y2="8.8cm">
          <text:p/>
        </draw:line>
        <draw:line draw:style-name="gr4" draw:text-style-name="P5" draw:layer="layout" svg:x1="7.355cm" svg:y1="10.979cm" svg:x2="8.979cm" svg:y2="10.959cm">
          <text:p/>
        </draw:line>
        <draw:frame draw:style-name="gr5" draw:text-style-name="P6" draw:layer="layout" svg:width="2.021cm" svg:height="0.71cm" svg:x="7.479cm" svg:y="8.2cm">
          <draw:text-box>
            <text:p><text:span text:style-name="T6">o</text:span><text:span text:style-name="T7">1 </text:span><text:span text:style-name="T6"><text:s/>= 0.92</text:span></text:p>
          </draw:text-box>
        </draw:frame>
        <draw:frame draw:style-name="gr6" draw:text-style-name="P7" draw:layer="layout" svg:width="1.138cm" svg:height="0.689cm" svg:x="7.679cm" svg:y="10.39cm">
          <draw:text-box>
            <text:p><text:span text:style-name="T8">o</text:span><text:span text:style-name="T9">2</text:span></text:p>
          </draw:text-box>
        </draw:frame>
        <draw:frame draw:style-name="gr6" draw:text-style-name="P6" xml:id="id3" draw:id="id3" draw:layer="layout" svg:width="1.8cm" svg:height="0.689cm" svg:x="3.8cm" svg:y="11.211cm">
          <draw:text-box>
            <text:p><text:span text:style-name="T6">w</text:span><text:span text:style-name="T7">41</text:span><text:span text:style-name="T6"> = 0.2</text:span></text:p>
          </draw:text-box>
        </draw:frame>
        <draw:frame draw:style-name="gr7" draw:text-style-name="P6" xml:id="id2" draw:id="id2" draw:layer="layout" svg:width="1.9cm" svg:height="1.038cm" svg:x="3.9cm" svg:y="6.262cm">
          <draw:text-box>
            <text:p><text:span text:style-name="T6">w</text:span><text:span text:style-name="T7">11 </text:span><text:span text:style-name="T6">= 0.6</text:span></text:p>
          </draw:text-box>
        </draw:frame>
        <draw:frame draw:style-name="gr6" draw:text-style-name="P6" xml:id="id5" draw:id="id5" draw:layer="layout" svg:width="1.8cm" svg:height="0.689cm" svg:x="3.9cm" svg:y="8.011cm">
          <draw:text-box>
            <text:p><text:span text:style-name="T6">w</text:span><text:span text:style-name="T7">21</text:span><text:span text:style-name="T6"> = 0.4</text:span></text:p>
          </draw:text-box>
        </draw:frame>
        <draw:frame draw:style-name="gr6" draw:text-style-name="P6" xml:id="id4" draw:id="id4" draw:layer="layout" svg:width="1.838cm" svg:height="0.689cm" svg:x="3.862cm" svg:y="9.611cm">
          <draw:text-box>
            <text:p><text:span text:style-name="T6">w</text:span><text:span text:style-name="T7">31</text:span><text:span text:style-name="T6"> = 0.1</text:span></text:p>
          </draw:text-box>
        </draw:frame>
        <draw:custom-shape draw:style-name="gr8" draw:text-style-name="P8" xml:id="id1" draw:id="id1" draw:layer="layout" svg:width="2.3cm" svg:height="1.6cm" svg:x="9.685cm" svg:y="7.956cm">
          <text:p><text:span text:style-name="T10">e</text:span><text:span text:style-name="T11">1 </text:span><text:span text:style-name="T10"><text:s/>= t</text:span><text:span text:style-name="T11">1</text:span><text:span text:style-name="T10"> - <text:s/>o</text:span><text:span text:style-name="T11">1</text:span></text:p>
          <text:p><text:span text:style-name="T10"><text:s text:c="5"/></text:span><text:span text:style-name="T10">= 1 - 0.92</text:span></text:p>
          <text:p><text:span text:style-name="T10"><text:s text:c="5"/></text:span><text:span text:style-name="T10">= 0.08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10.835cm" svg:y1="7.956cm" svg:x2="4.85cm" svg:y2="6.262cm" draw:start-shape="id1" draw:start-glue-point="0" draw:end-shape="id2" draw:end-glue-point="0" svg:d="M10835 7956c0-3291-5985-2444-5985-1694" svg:viewBox="0 0 5986 2381">
          <text:p/>
        </draw:connector>
        <draw:connector draw:style-name="gr9" draw:text-style-name="P5" draw:layer="layout" draw:type="curve" svg:x1="10.835cm" svg:y1="9.556cm" svg:x2="4.7cm" svg:y2="11.9cm" draw:start-shape="id1" draw:start-glue-point="2" draw:end-shape="id3" draw:end-glue-point="2" svg:d="M10835 9556c0 4266-6135 3094-6135 2344" svg:viewBox="0 0 6136 3081">
          <text:p/>
        </draw:connector>
        <draw:connector draw:style-name="gr9" draw:text-style-name="P5" draw:layer="layout" draw:type="curve" svg:x1="10.835cm" svg:y1="9.556cm" svg:x2="5.7cm" svg:y2="9.955cm" draw:start-shape="id1" draw:start-glue-point="2" draw:end-shape="id4" draw:end-glue-point="1" svg:d="M10835 9556c0 751-1572 626-2109 538s-38-139-3026-139" svg:viewBox="0 0 5136 606">
          <text:p/>
        </draw:connector>
        <draw:connector draw:style-name="gr9" draw:text-style-name="P5" draw:layer="layout" draw:type="curve" svg:x1="10.835cm" svg:y1="7.956cm" svg:x2="4.8cm" svg:y2="8.011cm" draw:start-shape="id1" draw:end-shape="id5" draw:end-glue-point="0" svg:d="M10835 7956c0-751-6035-779-6035 55" svg:viewBox="0 0 6036 6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20-03-06T13:50:27.320642847</dc:date>
    <meta:editing-duration>PT1H21M12S</meta:editing-duration>
    <meta:editing-cycles>16</meta:editing-cycles>
    <meta:generator>LibreOffice/6.0.2.1$Linux_X86_64 LibreOffice_project/00m0$Build-1</meta:generator>
    <meta:document-statistic meta:object-count="28"/>
  </office:meta>
</office:document-meta>
</file>